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F0000014DB6DB5DFA02C34F9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106cm" svg:height="7.048cm" svg:x="9.583cm" svg:y="6.168cm">
          <draw:image xlink:href="Pictures/100000000000017F0000014DB6DB5DFA02C34F94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0-19T20:34:49.017000000</dc:date>
    <meta:editing-duration>P2DT18M51S</meta:editing-duration>
    <meta:editing-cycles>58</meta:editing-cycles>
    <meta:generator>LibreOffice/6.4.5.2$Windows_X86_64 LibreOffice_project/a726b36747cf2001e06b58ad5db1aa3a9a1872d6</meta:generator>
    <meta:document-statistic meta:object-count="1"/>
  </office:meta>
</office:document-meta>
</file>